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 style:data-style-name="N0"/>
    <style:style style:name="ce1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zületett</text:p>
          </table:table-cell>
          <table:table-cell office:value-type="float" office:value="1948" calcext:value-type="float">
            <text:p>1948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MAX</text:p>
          </table:table-cell>
          <table:table-cell table:style-name="ce7" table:formula="of:=220-YEAR(TODAY())+[.C2]" office:value-type="float" office:value="143" calcext:value-type="float">
            <text:p>143</text:p>
          </table:table-cell>
          <table:table-cell office:value-type="string" calcext:value-type="string">
            <text:p>/mi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UBMAX 85%</text:p>
          </table:table-cell>
          <table:table-cell table:style-name="ce7" table:formula="of:=0.85*[.C4]" office:value-type="float" office:value="121.55" calcext:value-type="float">
            <text:p>122</text:p>
          </table:table-cell>
          <table:table-cell office:value-type="string" calcext:value-type="string">
            <text:p>/mi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UBMAX 80%</text:p>
          </table:table-cell>
          <table:table-cell table:style-name="ce7" table:formula="of:=0.8*[.C4]" office:value-type="float" office:value="114.4" calcext:value-type="float">
            <text:p>114</text:p>
          </table:table-cell>
          <table:table-cell office:value-type="string" calcext:value-type="string">
            <text:p>/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úly</text:p>
          </table:table-cell>
          <table:table-cell table:style-name="ce10" office:value-type="float" office:value="122.4" calcext:value-type="float">
            <text:p>122,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magasság</text:p>
          </table:table-cell>
          <table:table-cell table:style-name="ce10" office:value-type="float" office:value="165" calcext:value-type="float">
            <text:p>16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MI</text:p>
          </table:table-cell>
          <table:table-cell table:style-name="ce10" table:formula="of:=[.C8]/[.C9]/[.C9]*10000" office:value-type="float" office:value="44.9586776859504" calcext:value-type="float">
            <text:p>44,96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3:18:30.544000000</meta:creation-date>
    <dc:date>2025-04-08T13:23:06.713000000</dc:date>
    <meta:editing-duration>PT5H16M38S</meta:editing-duration>
    <meta:editing-cycles>11</meta:editing-cycles>
    <meta:generator>LibreOffice/7.5.1.2$Windows_X86_64 LibreOffice_project/fcbaee479e84c6cd81291587d2ee68cba099e129</meta:generator>
    <meta:document-statistic meta:table-count="1" meta:cell-count="17" meta:object-count="0"/>
  </office:meta>
</office:document-meta>
</file>